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sans-serif" svg:font-family="sans-serif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1150a" officeooo:paragraph-rsid="0001150a"/>
    </style:style>
    <style:style style:name="P2" style:family="paragraph" style:parent-style-name="Heading_20_2">
      <style:text-properties fo:font-variant="normal" fo:text-transform="none" fo:color="#000000" style:font-name="Linux Libertine" fo:font-size="18pt" fo:letter-spacing="normal" fo:font-style="normal" fo:font-weight="normal" style:font-size-asian="18pt" style:font-size-complex="18pt"/>
    </style:style>
    <style:style style:name="T1" style:family="text">
      <style:text-properties fo:font-variant="normal" fo:text-transform="none" fo:color="#000000" style:font-name="Linux Libertine" fo:letter-spacing="normal" fo:font-style="normal" fo:font-weight="normal"/>
    </style:style>
    <style:style style:name="T2" style:family="text">
      <style:text-properties fo:font-variant="normal" fo:text-transform="none" fo:color="#000000" style:font-name="Linux Libertine" fo:letter-spacing="normal" fo:font-style="normal" fo:font-weight="normal" officeooo:rsid="0001150a"/>
    </style:style>
    <style:style style:name="T3" style:family="text">
      <style:text-properties fo:font-variant="normal" fo:text-transform="none" fo:color="#000000" style:font-name="Linux Libertine" fo:letter-spacing="normal" fo:language="de" fo:country="DE" fo:font-style="normal" fo:font-weight="normal" officeooo:rsid="0001150a"/>
    </style:style>
    <style:style style:name="T4" style:family="text">
      <style:text-properties fo:font-variant="normal" fo:text-transform="none" fo:color="#000000" style:font-name="Linux Libertine" fo:font-size="10.5pt" fo:letter-spacing="normal" fo:language="de" fo:country="DE" fo:font-style="normal" fo:font-weight="normal"/>
    </style:style>
    <style:style style:name="T5" style:family="text">
      <style:text-properties fo:font-variant="normal" fo:text-transform="none" fo:color="#000000" style:font-name="Linux Libertine" fo:font-size="10.5pt" fo:letter-spacing="normal" fo:language="de" fo:country="DE" fo:font-style="normal" fo:font-weight="normal" officeooo:rsid="0001150a"/>
    </style:style>
    <style:style style:name="T6" style:family="text">
      <style:text-properties fo:font-variant="normal" fo:text-transform="none" fo:color="#252525" style:font-name="Linux Libertine" fo:font-size="10.5pt" fo:letter-spacing="normal" fo:language="de" fo:country="DE" fo:font-style="normal" fo:font-weight="normal" officeooo:rsid="0001150a"/>
    </style:style>
    <style:style style:name="T7" style:family="text">
      <style:text-properties fo:font-variant="normal" fo:text-transform="none" fo:color="#252525" style:font-name="sans-serif" fo:font-size="10.5pt" fo:letter-spacing="normal" fo:language="de" fo:country="DE" fo:font-style="normal" fo:font-weight="normal" officeooo:rsid="0001150a"/>
    </style:style>
    <style:style style:name="T8" style:family="text">
      <style:text-properties fo:font-variant="normal" fo:text-transform="none" fo:color="#252525" style:font-name="sans-serif" fo:font-size="10.5pt" fo:letter-spacing="normal" fo:language="de" fo:country="DE" fo:font-style="normal" fo:font-weight="bold" officeooo:rsid="0001150a"/>
    </style:style>
    <style:style style:name="T9" style:family="text">
      <style:text-properties fo:font-variant="normal" fo:text-transform="none" fo:color="#252525" style:font-name="sans-serif" fo:font-size="10.5pt" fo:letter-spacing="normal" fo:language="de" fo:country="DE" fo:font-style="italic" fo:font-weight="bold" officeooo:rsid="0001150a"/>
    </style:style>
    <style:style style:name="T10" style:family="text">
      <style:text-properties fo:font-variant="normal" fo:text-transform="none" fo:color="#0b0080" style:text-line-through-style="none" style:text-line-through-type="none" style:font-name="sans-serif" fo:font-size="10.5pt" fo:letter-spacing="normal" fo:language="de" fo:country="DE" fo:font-style="normal" style:text-underline-style="none" fo:font-weight="normal" officeooo:rsid="0001150a" style:text-blinking="false" fo:background-color="#ffffff" loext:char-shading-value="0"/>
    </style:style>
    <style:style style:name="T11" style:family="text">
      <style:text-properties fo:font-variant="normal" fo:text-transform="none" fo:color="#0b0080" style:text-line-through-style="none" style:text-line-through-type="none" style:font-name="sans-serif" fo:font-size="10.5pt" fo:letter-spacing="normal" fo:language="de" fo:country="DE" fo:font-style="italic" style:text-underline-style="none" fo:font-weight="bold" officeooo:rsid="0001150a" style:text-blinking="false"/>
    </style:style>
    <style:style style:name="T12" style:family="text">
      <style:text-properties fo:font-size="10.5pt" fo:language="de" fo:country="DE" officeooo:rsid="0001150a"/>
    </style:style>
    <style:style style:name="T13" style:family="text">
      <style:text-properties fo:language="de" fo:country="DE" officeooo:rsid="000115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Et_Rheinisch_Jrundjesetz"/><text:span text:style-name="T1">Et Rheinisch Jrundjesetz </text:span><text:span text:style-name="T2">(</text:span><text:bookmark text:name="firstHeading"/><text:span text:style-name="T3">Das Rheinische Grundgesetz)</text:span></text:h>
      <text:p text:style-name="Text_20_body"><text:span text:style-name="T3"/></text:p>
      <text:p text:style-name="Text_20_body"><text:span text:style-name="T8">Artikel 1: </text:span><text:span text:style-name="T9">Et es wie et es.</text:span><text:span text:style-name="T3"><text:line-break/></text:span><text:span text:style-name="T7">(„Es ist, wie es ist.“)</text:span><text:span text:style-name="T3"><text:line-break/></text:span><text:span text:style-name="T7">Sieh den Tatsachen ins Auge, du kannst eh nichts ändern.</text:span><text:span text:style-name="T3"><text:line-break/><text:line-break/></text:span><text:span text:style-name="T8">Artikel 2: </text:span><text:span text:style-name="T9">Et kütt wie et kütt.</text:span><text:span text:style-name="T3"><text:line-break/></text:span><text:span text:style-name="T7">(„Es kommt, wie es kommt.“)</text:span><text:span text:style-name="T3"><text:line-break/></text:span><text:span text:style-name="T7">Füge dich in das Unabwendbare; du kannst ohnehin nichts am Lauf der Dinge ändern.</text:span><text:span text:style-name="T3"><text:line-break/><text:line-break/></text:span><text:span text:style-name="T8">Artikel 3: </text:span><text:span text:style-name="T9">Et hätt noch emmer joot jejange.</text:span><text:span text:style-name="T3"><text:line-break/></text:span><text:span text:style-name="T7">(„Es ist bisher noch immer gut gegangen.“)</text:span><text:span text:style-name="T3"><text:line-break/></text:span><text:span text:style-name="T7">Was gestern gut gegangen ist, wird auch morgen funktionieren.</text:span><text:span text:style-name="T3"><text:line-break/></text:span><text:span text:style-name="T7">Situationsabhängig auch: Wir wissen es ist </text:span><text:a xlink:type="simple" xlink:href="https://de.wikipedia.org/wiki/Murks" text:style-name="Internet_20_link" text:visited-style-name="Visited_20_Internet_20_Link"><text:span text:style-name="T10">Murks</text:span></text:a><text:span text:style-name="T7">, aber es wird schon gut gehen.</text:span><text:span text:style-name="T3"><text:line-break/><text:line-break/></text:span><text:span text:style-name="T8">Artikel 4: </text:span><text:span text:style-name="T9">Wat fott es, es fott.</text:span><text:span text:style-name="T3"><text:line-break/></text:span><text:span text:style-name="T7">(„Was fort ist, ist fort.“)</text:span><text:span text:style-name="T3"><text:line-break/></text:span><text:span text:style-name="T7">Jammer den Dingen nicht nach und trauer nicht um längst vergessene Dinge.</text:span><text:span text:style-name="T3"><text:line-break/><text:line-break/></text:span><text:span text:style-name="T8">Artikel 5: </text:span><text:span text:style-name="T9">Et bliev nix wie et wor.</text:span><text:span text:style-name="T3"><text:line-break/></text:span><text:span text:style-name="T7">(„Es bleibt nichts wie es war.“)</text:span><text:span text:style-name="T3"><text:line-break/></text:span><text:span text:style-name="T7">Sei offen für Neuerungen.</text:span><text:span text:style-name="T3"><text:line-break/><text:line-break/></text:span><text:span text:style-name="T8">Artikel 6: </text:span><text:span text:style-name="T9">Kenne mer nit, bruche mer nit, fott domet.</text:span><text:span text:style-name="T3"><text:line-break/></text:span><text:span text:style-name="T7">(„Kennen wir nicht, brauchen wir nicht, fort damit.“)</text:span><text:span text:style-name="T3"><text:line-break/></text:span><text:span text:style-name="T7">Sei kritisch, wenn Neuerungen überhandnehmen.</text:span><text:span text:style-name="T3"><text:line-break/><text:line-break/></text:span><text:span text:style-name="T8">Artikel 7: </text:span><text:span text:style-name="T9">Wat wells de maache?</text:span><text:span text:style-name="T3"><text:line-break/></text:span><text:span text:style-name="T7">(„Was willst du machen?“)</text:span><text:span text:style-name="T3"><text:line-break/></text:span><text:span text:style-name="T7">Füg dich in dein Schicksal.</text:span><text:span text:style-name="T3"><text:line-break/><text:line-break/></text:span><text:span text:style-name="T8">Artikel 8: </text:span><text:span text:style-name="T9">Maach et joot, ävver nit zo off.</text:span><text:span text:style-name="T3"><text:line-break/></text:span><text:span text:style-name="T7">(„Mach es gut, aber nicht zu oft.“)</text:span><text:span text:style-name="T3"><text:line-break/></text:span><text:span text:style-name="T7">Qualität über Quantität.</text:span><text:span text:style-name="T3"><text:line-break/><text:line-break/></text:span><text:span text:style-name="T8">Artikel 9: </text:span><text:span text:style-name="T9">Wat soll dä Kwatsch/Käu?</text:span><text:span text:style-name="T3"><text:line-break/></text:span><text:span text:style-name="T7">(„Was soll das sinnlose Gerede?“)</text:span><text:span text:style-name="T3"><text:line-break/></text:span><text:span text:style-name="T7">Stell immer die Universalfrage.</text:span><text:span text:style-name="T3"><text:line-break/><text:line-break/></text:span><text:span text:style-name="T8">Artikel 10: </text:span><text:span text:style-name="T9">Drinks de ejne met?</text:span><text:span text:style-name="T3"><text:line-break/></text:span><text:span text:style-name="T7">(„Trinkst du einen mit?“)</text:span><text:span text:style-name="T3"><text:line-break/></text:span><text:span text:style-name="T7">Komm dem Gebot der Gastfreundschaft nach.</text:span><text:span text:style-name="T3"><text:line-break/></text:span><text:soft-page-break/><text:span text:style-name="T3"><text:line-break/></text:span><text:span text:style-name="T8">Artikel 11: </text:span><text:span text:style-name="T9">Do laachs de disch kapott.</text:span><text:span text:style-name="T3"><text:line-break/></text:span><text:span text:style-name="T7">(„Da lachst du dich kaputt.“)</text:span><text:span text:style-name="T3"><text:line-break/></text:span><text:span text:style-name="T7">Bewahr dir eine gesunde Einstellung zum Humor.</text:span></text:p>
      <text:p text:style-name="Text_20_body"><text:span text:style-name="T5"/></text:p>
      <text:h text:style-name="P2" text:outline-level="2"><text:bookmark text:name="Erg.C3.A4nzungen"/><text:span text:style-name="T13">Ergänzungen</text:span></text:h>
      <text:p text:style-name="Text_20_body"><text:span text:style-name="T7">Falls Artikel 3 einmal nicht zutreffen sollte:</text:span><text:span text:style-name="T5"><text:line-break/></text:span><text:span text:style-name="T6">„</text:span><text:span text:style-name="T8">Notstandsgesetz“: </text:span><text:span text:style-name="T9">Et hätt noch schlimmer kumme künne.</text:span><text:span text:style-name="T5"><text:line-break/></text:span><text:span text:style-name="T7">(„Es hätte noch schlimmer kommen können.“)</text:span><text:span text:style-name="T5"><text:line-break/><text:line-break/></text:span><text:span text:style-name="T6">„</text:span><text:span text:style-name="T8">Wohlstandsgesetz“: </text:span><text:span text:style-name="T9">Mer muss och jünne könne!</text:span><text:span text:style-name="T5"><text:line-break/></text:span><text:span text:style-name="T7">(„Man muss auch gönnen können.“)</text:span><text:span text:style-name="T5"><text:line-break/></text:span><text:span text:style-name="T7">Sei weder neidisch noch missgünstig!</text:span><text:span text:style-name="T5"><text:line-break/><text:line-break/></text:span><text:span text:style-name="T8">Anti-Stress-Gesetz: </text:span><text:span text:style-name="T9">Mer muss sisch och jet jünne könne!</text:span><text:span text:style-name="T5"><text:line-break/></text:span><text:span text:style-name="T7">(„Man muss sich auch etwas gönnen können.“)</text:span><text:span text:style-name="T5"><text:line-break/></text:span><text:span text:style-name="T7">Nur in einem gesunden Körper wohnt auch ein gesunder Geist.</text:span><text:span text:style-name="T5"><text:line-break/></text:span><text:span text:style-name="T7">Oder: Das Gebot zur </text:span><text:a xlink:type="simple" xlink:href="https://de.wikipedia.org/wiki/Nächstenliebe" text:style-name="Internet_20_link" text:visited-style-name="Visited_20_Internet_20_Link"><text:span text:style-name="T10">Nächstenliebe</text:span></text:a><text:span text:style-name="T6"> </text:span><text:span text:style-name="T7">bedeutet nicht, dass man den eigenen Körper und Geist lieblos behandeln soll.</text:span><text:span text:style-name="T5"><text:line-break/><text:line-break/></text:span><text:span text:style-name="T9">Mäht nix!</text:span><text:span text:style-name="T5"><text:line-break/></text:span><text:span text:style-name="T7">(„(Es) Macht nichts.“)</text:span><text:span text:style-name="T5"><text:line-break/><text:line-break/></text:span><text:span text:style-name="T9">Jede </text:span><text:a xlink:type="simple" xlink:href="https://de.wikipedia.org/wiki/Jeck" text:style-name="Internet_20_link" text:visited-style-name="Visited_20_Internet_20_Link"><text:span text:style-name="T11">Jeck</text:span></text:a><text:span text:style-name="T9"> is anders!</text:span><text:span text:style-name="T5"><text:line-break/></text:span><text:span text:style-name="T7">(„Jeder Narr ist anders!“)</text:span><text:span text:style-name="T5"><text:line-break/></text:span><text:span text:style-name="T7">Übe Toleranz und Nachsicht dem anderen gegenüber, im Wissen um die eigene Unvollkommenheit.</text:span><text:span text:style-name="T5"><text:line-break/><text:line-break/></text:span><text:span text:style-name="T9">Hammer immer su jemaat!</text:span><text:span text:style-name="T5"><text:line-break/></text:span><text:span text:style-name="T7">(„Haben wir immer so gemacht!“)</text:span><text:span text:style-name="T5"><text:line-break/><text:line-break/></text:span><text:span text:style-name="T9">Levve und levve losse!</text:span><text:span text:style-name="T5"><text:line-break/></text:span><text:span text:style-name="T7">(„Leben und leben lassen!“)</text:span><text:span text:style-name="T5"><text:line-break/><text:line-break/></text:span><text:span text:style-name="T9">Nit alles, wat en Loch hätt, is kapott!</text:span><text:span text:style-name="T5"><text:line-break/></text:span><text:span text:style-name="T7">(„Nicht alles, was ein Loch hat, ist kaputt!“)</text:span><text:span text:style-name="T5"><text:line-break/></text:span><text:span text:style-name="T7">Lass dich vom desolaten Zustand einer Sache nicht täuschen!</text:span><text:span text:style-name="T5"><text:line-break/></text:span><text:span text:style-name="T7">Es gibt aber auch eine sexuelle Interpretation dazu.</text:span></text:p>
      <text:p text:style-name="Text_20_body"><text:span text:style-name="T5"/></text:p>
      <text:p text:style-name="P1"><text:span text:style-name="T4">Quelle (2016-10-21):</text:span></text:p>
      <text:p text:style-name="P1"><text:span text:style-name="T4">https://de.wikipedia.org/wiki/Das_Rheinische_Grundgeset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, Georgia, Times, serif"/>
    <style:font-face style:name="sans-serif" svg:font-family="sans-serif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DejaVu Serif" fo:font-family="'DejaVu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DejaVu Serif" fo:font-family="'DejaVu Serif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2:02:02.963458626</meta:creation-date>
    <dc:date>2016-10-21T12:04:56.656109961</dc:date>
    <meta:editing-duration>PT2M54S</meta:editing-duration>
    <meta:editing-cycles>1</meta:editing-cycles>
    <meta:document-statistic meta:table-count="0" meta:image-count="0" meta:object-count="0" meta:page-count="2" meta:paragraph-count="6" meta:word-count="398" meta:character-count="2541" meta:non-whitespace-character-count="2132"/>
    <meta:generator>LibreOffice/5.2.2.2.0$Linux_X86_64 LibreOffice_project/20m0$Build-2</meta:generator>
  </office:meta>
</office:document-meta>
</file>